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Interpreter.put( final Map pMap , final String pKey , final Object p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vaInterpreter.updateMethodIndex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ontinuationHandler.setContinuation( final Continuation continu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Handler.getContinu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Interpreter.createContinuationContext( final List params , final Redirector redir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avaInterpreter.handleContinuation( final String id , final List params , final Redirector redir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avaInterpreter.callFunction( final String methodName , final List params , final Redirector redir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